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Network. IP subnetting</text:span></text:p>
          </draw:text-box>
        </draw:frame>
        <draw:frame draw:name="Google Shape;183;p42" presentation:style-name="pr2" draw:text-style-name="P3" draw:layer="layout" svg:width="22.86cm" svg:height="10.509cm" svg:x="1.27cm" svg:y="2.826cm" presentation:class="outline" presentation:user-transformed="true">
          <draw:text-box>
            <text:p text:style-name="P1"><text:span text:style-name="T2">1. Host A is a PC, connected to switch SW1 and assigned to VLAN 1. Which of the following are </text:span><text:span text:style-name="T2">typically assigned an IP address in the same subnet as</text:span></text:p>
            <text:p text:style-name="P1"><text:span text:style-name="T2">host A? (Select two answers)</text:span></text:p>
            <text:p text:style-name="P1"><text:span text:style-name="T2"/></text:p>
            <text:p text:style-name="P1"><text:span text:style-name="T2">A. The local router’s WAN interface</text:span></text:p>
            <text:p text:style-name="P1"><text:span text:style-name="T3">B. The local router’s LAN interface</text:span></text:p>
            <text:p text:style-name="P1"><text:span text:style-name="T2">C. All other hosts attached to the same switch</text:span></text:p>
            <text:p text:style-name="P1"><text:span text:style-name="T3">D. Other hosts attached to the same switch and also in VLAN 1</text:span></text:p>
            <text:p text:style-name="P1"><text:span text:style-name="T3"/></text:p>
            <text:p text:style-name="P1"><text:span text:style-name="T2">2. Which of the following are private IP networks? (Select two answers.)</text:span></text:p>
            <text:p text:style-name="P1"><text:span text:style-name="T3">A. 172.31.0.0</text:span></text:p>
            <text:p text:style-name="P1"><text:span text:style-name="T2">B. 172.32.0.0</text:span></text:p>
            <text:p text:style-name="P1"><text:span text:style-name="T3">C. 192.168.255.0</text:span></text:p>
            <text:p text:style-name="P1"><text:span text:style-name="T2">D. 192.1.168.0</text:span></text:p>
            <text:p text:style-name="P1"><text:span text:style-name="T2">E. 11.0.0.0</text:span></text:p>
            <text:p text:style-name="P1"><text:span text:style-name="T2"/></text:p>
            <text:p text:style-name="P1"><text:span text:style-name="T2">3. Which of the following are public IP networks? (Select three answers.)</text:span></text:p>
            <text:p text:style-name="P1"><text:span text:style-name="T3">A. 9.0.0.0</text:span></text:p>
            <text:p text:style-name="P1"><text:span text:style-name="T2">B. 172.30.0.0</text:span></text:p>
            <text:p text:style-name="P1"><text:span text:style-name="T2">C. 192.168.255.0</text:span></text:p>
            <text:p text:style-name="P1"><text:span text:style-name="T3">D. 192.1.168.0</text:span></text:p>
            <text:p text:style-name="P1"><text:span text:style-name="T3">E. 1.0.0.0</text:span></text:p>
            <text:p text:style-name="P1"><text:span text:style-name="T2"/></text:p>
            <text:p text:style-name="P1"><text:span text:style-name="T2"/></text:p>
            <text:p text:style-name="P1"><text:span text:style-name="T4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4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3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22:30:38.334748051</dc:date>
    <meta:editing-duration>PT3H34M52S</meta:editing-duration>
    <meta:editing-cycles>25</meta:editing-cycles>
    <meta:document-statistic meta:object-count="31"/>
  </office:meta>
</office:document-meta>
</file>